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22BB2DF25AC8F0FDC35.png" manifest:media-type="image/png"/>
  <manifest:file-entry manifest:full-path="Pictures/10000201000002F1000002D0ED2A5AC2864B29EC.png" manifest:media-type="image/png"/>
  <manifest:file-entry manifest:full-path="Pictures/1000020100000300000002720F2459AFD66D0B8E.png" manifest:media-type="image/png"/>
  <manifest:file-entry manifest:full-path="Pictures/10000201000003C6000002978833D5873B5EBC64.png" manifest:media-type="image/png"/>
  <manifest:file-entry manifest:full-path="Pictures/1000020100000300000000AC039C6D6A3C075B3E.png" manifest:media-type="image/png"/>
  <manifest:file-entry manifest:full-path="Pictures/10000201000004390000018C931B2853B8B4B59D.png" manifest:media-type="image/png"/>
  <manifest:file-entry manifest:full-path="Pictures/1000020100000422000002389745B084D004C45C.png" manifest:media-type="image/png"/>
  <manifest:file-entry manifest:full-path="Pictures/10000201000002850000029B56110FAD5B0BBE35.png" manifest:media-type="image/png"/>
  <manifest:file-entry manifest:full-path="Pictures/100002010000048B0000024D87FCDBD9650FC554.png" manifest:media-type="image/png"/>
  <manifest:file-entry manifest:full-path="Pictures/10000201000001D100000091D27CDABB35D6EE1E.png" manifest:media-type="image/png"/>
  <manifest:file-entry manifest:full-path="Pictures/100002010000022E0000018B94B5739B2B1063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9</text:p>
      <text:p text:style-name="P1">Laiba Fatima 22k-5195</text:p>
      <text:p text:style-name="P1"/>
      <text:p text:style-name="P2">Task 1</text:p>
      <text:p text:style-name="P2">a.</text:p>
      <text:p text:style-name="P2"><text:line-break/><text:line-break/><draw:frame draw:style-name="fr1" draw:name="image1.png" text:anchor-type="char" svg:x="0in" svg:y="0.0008in" svg:width="6.6929in" svg:height="6.3992in" draw:z-index="8"><draw:image xlink:href="Pictures/10000201000002F1000002D0ED2A5AC2864B29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.</text:p>
      <text:p text:style-name="P2"/>
      <text:p text:style-name="P2"><draw:frame draw:style-name="fr1" draw:name="image5.png" text:anchor-type="char" svg:x="0in" svg:y="0.0008in" svg:width="6.6929in" svg:height="5.4547in" draw:z-index="7"><draw:image xlink:href="Pictures/1000020100000300000002720F2459AFD66D0B8E.png" xlink:type="simple" xlink:show="embed" xlink:actuate="onLoad" loext:mime-type="image/png"/></draw:frame></text:p>
      <text:p text:style-name="P2"/>
      <text:p text:style-name="P2"><text:line-break/><text:line-break/><text:line-break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.</text:p>
      <text:p text:style-name="P2"/>
      <text:p text:style-name="P2"/>
      <text:p text:style-name="P2"><text:line-break/><draw:frame draw:style-name="fr1" draw:name="image10.png" text:anchor-type="char" svg:x="0in" svg:y="0.0008in" svg:width="6.6929in" svg:height="4.8236in" draw:z-index="6"><draw:image xlink:href="Pictures/10000201000003020000022BB2DF25AC8F0FDC3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.</text:p>
      <text:p text:style-name="P2"/>
      <text:p text:style-name="P2"><draw:frame draw:style-name="fr1" draw:name="image2.png" text:anchor-type="char" svg:x="0in" svg:y="0.0008in" svg:width="6.6929in" svg:height="1.4984in" draw:z-index="5"><draw:image xlink:href="Pictures/1000020100000300000000AC039C6D6A3C075B3E.png" xlink:type="simple" xlink:show="embed" xlink:actuate="onLoad" loext:mime-type="image/png"/></draw:frame></text:p>
      <text:p text:style-name="P2"><text:line-break/></text:p>
      <text:p text:style-name="P2"/>
      <text:p text:style-name="P2"><draw:frame draw:style-name="fr1" draw:name="image6.png" text:anchor-type="char" svg:x="0in" svg:y="0.0008in" svg:width="6.6929in" svg:height="2.4516in" draw:z-index="4"><draw:image xlink:href="Pictures/10000201000004390000018C931B2853B8B4B59D.png" xlink:type="simple" xlink:show="embed" xlink:actuate="onLoad" loext:mime-type="image/png"/></draw:frame></text:p>
      <text:p text:style-name="P2"><text:line-break/></text:p>
      <text:p text:style-name="P2"/>
      <text:p text:style-name="P2">f.</text:p>
      <text:p text:style-name="P2"/>
      <text:p text:style-name="P2"><text:line-break/><draw:frame draw:style-name="fr1" draw:name="image4.png" text:anchor-type="char" svg:x="0in" svg:y="0.0008in" svg:width="6.6929in" svg:height="3.5929in" draw:z-index="3"><draw:image xlink:href="Pictures/1000020100000422000002389745B084D004C45C.png" xlink:type="simple" xlink:show="embed" xlink:actuate="onLoad" loext:mime-type="image/png"/></draw:frame></text:p>
      <text:p text:style-name="P2"/>
      <text:p text:style-name="P2">g.</text:p>
      <text:p text:style-name="P2"><text:soft-page-break/></text:p>
      <text:p text:style-name="P2"><text:line-break/><draw:frame draw:style-name="fr1" draw:name="image9.png" text:anchor-type="char" svg:x="0in" svg:y="0.0008in" svg:width="6.6929in" svg:height="6.9209in" draw:z-index="2"><draw:image xlink:href="Pictures/10000201000002850000029B56110FAD5B0BBE3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 2</text:p>
      <text:p text:style-name="P2"/>
      <text:p text:style-name="P2">a.</text:p>
      <text:p text:style-name="P2"/>
      <text:p text:style-name="P2"><text:line-break/><draw:frame draw:style-name="fr1" draw:name="image11.png" text:anchor-type="char" svg:x="0in" svg:y="0.0008in" svg:width="6.6929in" svg:height="3.3898in" draw:z-index="1"><draw:image xlink:href="Pictures/100002010000048B0000024D87FCDBD9650FC554.png" xlink:type="simple" xlink:show="embed" xlink:actuate="onLoad" loext:mime-type="image/png"/></draw:frame></text:p>
      <text:p text:style-name="P2"/>
      <text:p text:style-name="P2"><text:line-break/></text:p>
      <text:p text:style-name="P2"/>
      <text:p text:style-name="P2"><text:line-break/><draw:frame draw:style-name="fr1" draw:name="image7.png" text:anchor-type="char" svg:x="0in" svg:y="0.0008in" svg:width="6.6929in" svg:height="4.5929in" draw:z-index="0"><draw:image xlink:href="Pictures/10000201000003C6000002978833D5873B5EBC64.png" xlink:type="simple" xlink:show="embed" xlink:actuate="onLoad" loext:mime-type="image/png"/></draw:frame></text:p>
      <text:p text:style-name="P2"/>
      <text:p text:style-name="P2"/>
      <text:p text:style-name="P2">b.</text:p>
      <text:p text:style-name="P2"><text:soft-page-break/></text:p>
      <text:p text:style-name="P2"><draw:frame draw:style-name="fr2" draw:name="image8.png" text:anchor-type="as-char" svg:width="5.8126in" svg:height="4.1146in" draw:z-index="0"><draw:image xlink:href="Pictures/100002010000022E0000018B94B5739B2B106331.png" xlink:type="simple" xlink:show="embed" xlink:actuate="onLoad" loext:mime-type="image/png"/></draw:frame></text:p>
      <text:p text:style-name="P2"/>
      <text:p text:style-name="P2"><draw:frame draw:style-name="fr2" draw:name="image3.png" text:anchor-type="as-char" svg:width="4.8437in" svg:height="1.5102in" draw:z-index="0"><draw:image xlink:href="Pictures/10000201000001D100000091D27CDABB35D6EE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5" meta:paragraph-count="24" meta:word-count="18" meta:character-count="70" meta:non-whitespace-character-count="51"/>
    <meta:generator>LibreOfficeDev/6.0.5.2$Linux_X86_64 LibreOffice_project/</meta:generator>
  </office:meta>
</office:document-meta>
</file>